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text-properties officeooo:rsid="001ef328" officeooo:paragraph-rsid="001ef328"/>
    </style:style>
    <style:style style:name="T1" style:family="text">
      <style:text-properties officeooo:rsid="001eccca"/>
    </style:style>
    <style:style style:name="T2" style:family="text">
      <style:text-properties officeooo:rsid="001ef328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Sra. Marta Llabrés Seguí</text:span><text:line-break/>Presidenta del Club Deportivo Força Jove<text:line-break/>C/ Sol, 45 · 07740 Es <text:span text:style-name="T1">Mao</text:span></text:p>
      <text:p text:style-name="P2">Buenos dias Socios del club maritimo de mahon os convocamos a la proxima reunion que sera el proximo lunes a las 20 en la sala de actos</text:p>
      <text:p text:style-name="Text_20_body"><text:span text:style-name="Strong_20_Emphasis">Día:</text:span> <text:span text:style-name="T2">2</text:span> de noviembre de 2025<text:line-break/><text:span text:style-name="Strong_20_Emphasis">Hora:</text:span> <text:span text:style-name="T2">20:</text:span>00 h<text:line-break/><text:span text:style-name="Strong_20_Emphasis">Lugar:</text:span> Sala de Actos del Ayuntamiento de <text:span text:style-name="T1">Mahon</text:span><text:line-break/></text:p>
      <text:p text:style-name="Text_20_body"><text:span text:style-name="Strong_20_Emphasis">Orden del día:</text:span></text:p>
      <text:list text:style-name="L1">
        <text:list-item>
          <text:p text:style-name="P1">Lectura y aprobación del acta de la sesión anterior.</text:p>
        </text:list-item>
        <text:list-item>
          <text:p text:style-name="P1">Ruegos y preguntas.</text:p>
        </text:list-item>
      </text:list>
      <text:p text:style-name="Text_20_body">[rúbrica]<text:line-break/><text:span text:style-name="Strong_20_Emphasis">Jaume Torres Marquès</text:span><text:line-break/>Presidente de la Federación de<text:span text:style-name="T1">l Maritimo</text:span> de Menorca</text:p>
      <text:p text:style-name="Text_20_body">Es <text:span text:style-name="T1">Mahon </text:span>, <text:span text:style-name="T2">30</text:span> de octubre de 20<text:span text:style-name="T1">23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9T13:48:23.912493101</meta:creation-date>
    <dc:date>2025-10-30T11:24:34.142231576</dc:date>
    <meta:editing-duration>PT6M23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8" meta:word-count="98" meta:character-count="518" meta:non-whitespace-character-count="429"/>
  </office:meta>
</office:document-meta>
</file>